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5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Buecher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Kapitel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string" calcext:value-type="string">
            <text:p>Verse</text:p>
          </table:table-cell>
          <table:table-cell office:value-type="float" office:value="31102" calcext:value-type="float">
            <text:p>31102</text:p>
          </table:table-cell>
        </table:table-row>
        <table:table-row table:style-name="ro1">
          <table:table-cell office:value-type="string" calcext:value-type="string">
            <text:p>Woerter</text:p>
          </table:table-cell>
          <table:table-cell/>
        </table:table-row>
        <table:table-row table:style-name="ro1">
          <table:table-cell office:value-type="string" calcext:value-type="string">
            <text:p>Buchstaben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sqrt(Verse*1000/22)</text:p>
          </table:table-cell>
          <table:table-cell table:formula="of:=SQRT(V*1000/22)" office:value-type="float" office:value="1189.00263781342" calcext:value-type="float">
            <text:p>1189.00263781342</text:p>
          </table:table-cell>
        </table:table-row>
        <table:table-row table:style-name="ro1">
          <table:table-cell office:value-type="string" calcext:value-type="string">
            <text:p>sqrt(Verse*1000/7)</text:p>
          </table:table-cell>
          <table:table-cell table:formula="of:=SQRT(V*1000/7)" office:value-type="float" office:value="2107.87638564097" calcext:value-type="float">
            <text:p>2107.87638564097</text:p>
          </table:table-cell>
        </table:table-row>
      </table:table>
      <table:named-expressions>
        <table:named-range table:name="V" table:base-cell-address="$Sheet1.$B$5" table:cell-range-address="$Sheet1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7:31:15.250902629</meta:creation-date>
    <meta:generator>LibreOffice/6.0.3.2$Linux_X86_64 LibreOffice_project/00m0$Build-2</meta:generator>
    <dc:date>2018-05-13T17:35:12.923420530</dc:date>
    <meta:editing-duration>PT3M57S</meta:editing-duration>
    <meta:editing-cycles>2</meta:editing-cycles>
    <meta:document-statistic meta:table-count="1" meta:cell-count="12" meta:object-count="0"/>
  </office:meta>
</office:document-meta>
</file>